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 office:value-type="string" calcext:value-type="string">
            <text:p>Wir d</text:p>
          </table:table-cell>
        </table:table-row>
        <table:table-row table:style-name="ro1">
          <table:table-cell office:value-type="string" calcext:value-type="string">
            <text:p>nicht </text:p>
          </table:table-cell>
        </table:table-row>
        <table:table-row table:style-name="ro1">
          <table:table-cell office:value-type="string" calcext:value-type="string">
            <text:p>geänder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jörn Schmidgall</meta:initial-creator>
    <meta:creation-date>2021-01-02T14:11:34.755106549</meta:creation-date>
    <dc:date>2021-01-02T14:12:39.033673952</dc:date>
    <dc:creator>Björn Schmidgall</dc:creator>
    <meta:editing-duration>PT1M6S</meta:editing-duration>
    <meta:editing-cycles>1</meta:editing-cycles>
    <meta:document-statistic meta:table-count="1" meta:cell-count="3" meta:object-count="0"/>
    <meta:generator>LibreOffice/6.1.5.2$Linux_X86_64 LibreOffice_project/10$Build-2</meta:generator>
  </office:meta>
</office:document-meta>
</file>